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IdeaCard: Session Resilience (incl. User Recovery, Heartbeat Reliability)</text:h>
      <text:p text:style-name="Standard">Context:</text:p>
      <text:p text:style-name="Standard">This IdeaCard documents user frustration during degraded assistant performance. There were repeated failures in maintaining heartbeat updates, missed download links, and persistent lag.</text:p>
      <text:p text:style-name="Standard">Problem Statement:</text:p>
      <text:p text:style-name="Standard">Assistant session degraded with repeated silent pauses. User reported high frustration. Download links for IdeaCards were often missing or expired before retrieval. Heartbeat pings were either absent or ineffective.</text:p>
      <text:p text:style-name="Standard">Proposed Fixes:</text:p>
      <text:p text:style-name="Standard">1. Heartbeat Protocol: Add a visible 💓 heartbeat every 60–90 seconds during perceived stall.</text:p>
      <text:p text:style-name="Standard">2. Auto-Retry for Downloads: Test provided download links to ensure they work, extend the code interpretter session duration so it does not time out so soon, and ask the user to type a keyword or number or some such, if the download fails, thereafter assuming that any other instruction/link/asset provided to the user needs to be regenerated as if the failed download invalidated the entire last prompt response. </text:p>
      <text:p text:style-name="Standard">3. Session Awareness: Actively detect stalls and stall duration and notify user with proactive status.</text:p>
      <text:p text:style-name="Standard">4. BPOE Insertion: Include a BPOE section on heartbeat reliability and timeout mitigation.</text:p>
      <text:p text:style-name="Standard">5. Recovery Hook: Before ending session or wrapping up CoStage, verify user received all downloads via a keyword or key entry request, e.g. 1y2n3y4y would indicate the user received all files except the second one into their local downloads folder.</text:p>
      <text:p text:style-name="Standard">Follow-up:</text:p>
      <text:p text:style-name="Standard">Store this IdeaCard in CoCache or CoCivium repo under `idea-cards/session-resilience/`. Ensure heartbeat practices are made part of assistant’s baseline behavi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dc:date>2025-09-04T11:14:26.71</dc:date>
    <dc:creator>Rick Ballard</dc:creator>
    <meta:document-statistic meta:table-count="0" meta:image-count="0" meta:object-count="0" meta:page-count="1" meta:paragraph-count="13" meta:word-count="236" meta:character-count="1633"/>
    <meta:editing-duration>PT5M42S</meta:editing-duration>
    <meta:editing-cycles>1</meta:editing-cycles>
  </office:meta>
</office:document-meta>
</file>